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43b7" officeooo:paragraph-rsid="000c43b7"/>
    </style:style>
    <style:style style:name="P2" style:family="paragraph" style:parent-style-name="Standard">
      <style:text-properties fo:font-size="18pt" officeooo:rsid="000c43b7" officeooo:paragraph-rsid="000c43b7" style:font-size-asian="18pt" style:font-size-complex="18pt"/>
    </style:style>
    <style:style style:name="P3" style:family="paragraph" style:parent-style-name="Standard">
      <style:text-properties fo:font-size="15pt" style:text-underline-style="solid" style:text-underline-width="auto" style:text-underline-color="font-color" officeooo:rsid="000c43b7" officeooo:paragraph-rsid="000c43b7" style:font-size-asian="13.1000003814697pt" style:font-size-complex="15pt"/>
    </style:style>
    <style:style style:name="P4" style:family="paragraph" style:parent-style-name="Standard">
      <style:text-properties fo:font-size="15pt" style:text-underline-style="solid" style:text-underline-width="auto" style:text-underline-color="font-color" officeooo:rsid="000ca65f" officeooo:paragraph-rsid="000ca65f" style:font-size-asian="13.1000003814697pt" style:font-size-complex="15pt"/>
    </style:style>
    <style:style style:name="P5" style:family="paragraph" style:parent-style-name="Standard">
      <style:text-properties fo:font-size="15pt" style:text-underline-style="solid" style:text-underline-width="auto" style:text-underline-color="font-color" officeooo:rsid="000c43b7" officeooo:paragraph-rsid="000c43b7" style:font-size-asian="15pt" style:font-size-complex="15pt"/>
    </style:style>
    <style:style style:name="P6" style:family="paragraph" style:parent-style-name="Standard">
      <style:text-properties fo:font-size="15pt" style:text-underline-style="none" officeooo:rsid="000c43b7" officeooo:paragraph-rsid="000c43b7" style:font-size-asian="15pt" style:font-size-complex="15pt"/>
    </style:style>
    <style:style style:name="P7" style:family="paragraph" style:parent-style-name="Standard">
      <style:text-properties fo:font-size="12pt" style:text-underline-style="solid" style:text-underline-width="auto" style:text-underline-color="font-color" officeooo:rsid="000c43b7" officeooo:paragraph-rsid="000c43b7" style:font-size-asian="10.5pt" style:font-size-complex="12pt"/>
    </style:style>
    <style:style style:name="P8" style:family="paragraph" style:parent-style-name="Standard">
      <style:text-properties fo:font-size="12pt" style:text-underline-style="none" officeooo:rsid="000c43b7" officeooo:paragraph-rsid="000c43b7" style:font-size-asian="10.5pt" style:font-size-complex="12pt"/>
    </style:style>
    <style:style style:name="P9" style:family="paragraph" style:parent-style-name="Standard" style:list-style-name="L1">
      <style:text-properties fo:font-size="12pt" style:text-underline-style="none" officeooo:rsid="000c43b7" officeooo:paragraph-rsid="000c43b7" style:font-size-asian="10.5pt" style:font-size-complex="12pt"/>
    </style:style>
    <style:style style:name="P10" style:family="paragraph" style:parent-style-name="Standard" style:list-style-name="L1">
      <style:text-properties fo:font-size="12pt" style:text-underline-style="none" officeooo:rsid="000ca65f" officeooo:paragraph-rsid="000ca65f" style:font-size-asian="10.5pt" style:font-size-complex="12pt"/>
    </style:style>
    <style:style style:name="P11" style:family="paragraph" style:parent-style-name="Standard">
      <style:text-properties fo:font-size="12pt" style:text-underline-style="none" officeooo:rsid="000ca65f" officeooo:paragraph-rsid="000ca65f" style:font-size-asian="10.5pt" style:font-size-complex="12pt"/>
    </style:style>
    <style:style style:name="P12" style:family="paragraph" style:parent-style-name="Standard">
      <style:paragraph-properties fo:background-color="#cccccc">
        <style:background-image/>
      </style:paragraph-properties>
      <style:text-properties fo:font-size="12pt" fo:font-style="italic" style:text-underline-style="none" officeooo:rsid="000ea2c3" officeooo:paragraph-rsid="000ea2c3" style:font-size-asian="10.5pt" style:font-style-asian="italic" style:font-size-complex="12pt" style:font-style-complex="italic"/>
    </style:style>
    <style:style style:name="P13" style:family="paragraph" style:parent-style-name="Standard">
      <style:paragraph-properties fo:background-color="transparent">
        <style:background-image/>
      </style:paragraph-properties>
      <style:text-properties fo:font-size="12pt" style:text-underline-style="none" officeooo:rsid="000ea2c3" officeooo:paragraph-rsid="000ea2c3" style:font-size-asian="10.5pt" style:font-size-complex="12pt"/>
    </style:style>
    <style:style style:name="P14" style:family="paragraph" style:parent-style-name="Standard">
      <style:paragraph-properties fo:background-color="transparent">
        <style:background-image/>
      </style:paragraph-properties>
      <style:text-properties fo:font-size="12pt" style:text-underline-style="none" officeooo:rsid="00109f71" officeooo:paragraph-rsid="00109f71" style:font-size-asian="10.5pt" style:font-size-complex="12pt"/>
    </style:style>
    <style:style style:name="P15" style:family="paragraph" style:parent-style-name="Standard">
      <style:paragraph-properties fo:background-color="transparent">
        <style:background-image/>
      </style:paragraph-properties>
      <style:text-properties fo:font-size="12pt" style:text-underline-style="none" fo:font-weight="bold" officeooo:rsid="00109f71" officeooo:paragraph-rsid="00109f71" style:font-size-asian="10.5pt" style:font-weight-asian="bold" style:font-size-complex="12pt" style:font-weight-complex="bold"/>
    </style:style>
    <style:style style:name="P16" style:family="paragraph" style:parent-style-name="Standard">
      <style:paragraph-properties fo:background-color="transparent">
        <style:background-image/>
      </style:paragraph-properties>
      <style:text-properties fo:font-size="12pt" style:text-underline-style="none" fo:font-weight="normal" officeooo:rsid="00109f71" officeooo:paragraph-rsid="00109f71" style:font-size-asian="10.5pt" style:font-weight-asian="normal" style:font-size-complex="12pt" style:font-weight-complex="normal"/>
    </style:style>
    <style:style style:name="P17" style:family="paragraph" style:parent-style-name="Standard">
      <style:paragraph-properties fo:background-color="transparent">
        <style:background-image/>
      </style:paragraph-properties>
      <style:text-properties fo:font-size="12pt" fo:font-style="italic" style:text-underline-style="none" fo:font-weight="normal" officeooo:rsid="00109f71" officeooo:paragraph-rsid="00109f71" style:font-size-asian="10.5pt" style:font-style-asian="italic" style:font-weight-asian="normal" style:font-size-complex="12pt" style:font-style-complex="italic" style:font-weight-complex="normal"/>
    </style:style>
    <style:style style:name="P18" style:family="paragraph" style:parent-style-name="Standard">
      <style:paragraph-properties fo:background-color="transparent">
        <style:background-image/>
      </style:paragraph-properties>
      <style:text-properties fo:font-size="12pt" fo:font-style="italic" style:text-underline-style="none" fo:font-weight="normal" officeooo:rsid="0010d8ff" officeooo:paragraph-rsid="00109f71" style:font-size-asian="10.5pt" style:font-style-asian="italic" style:font-weight-asian="normal" style:font-size-complex="12pt" style:font-style-complex="italic" style:font-weight-complex="normal"/>
    </style:style>
    <style:style style:name="P19" style:family="paragraph" style:parent-style-name="Standard">
      <style:paragraph-properties fo:background-color="transparent">
        <style:background-image/>
      </style:paragraph-properties>
      <style:text-properties fo:font-size="12pt" fo:font-style="normal" style:text-underline-style="none" fo:font-weight="normal" officeooo:rsid="00109f71" officeooo:paragraph-rsid="00109f71" style:font-size-asian="10.5pt" style:font-style-asian="normal" style:font-weight-asian="normal" style:font-size-complex="12pt" style:font-style-complex="normal" style:font-weight-complex="normal"/>
    </style:style>
    <style:style style:name="P20" style:family="paragraph" style:parent-style-name="Standard">
      <style:paragraph-properties fo:background-color="transparent">
        <style:background-image/>
      </style:paragraph-properties>
      <style:text-properties fo:font-size="12pt" fo:font-style="normal" style:text-underline-style="none" fo:font-weight="normal" officeooo:rsid="0010d8ff" officeooo:paragraph-rsid="0010d8ff" style:font-size-asian="10.5pt" style:font-style-asian="normal" style:font-weight-asian="normal" style:font-size-complex="12pt" style:font-style-complex="normal" style:font-weight-complex="normal"/>
    </style:style>
    <style:style style:name="P21" style:family="paragraph" style:parent-style-name="Standard" style:list-style-name="L2">
      <style:paragraph-properties fo:background-color="transparent">
        <style:background-image/>
      </style:paragraph-properties>
      <style:text-properties fo:font-size="12pt" fo:font-style="normal" style:text-underline-style="none" fo:font-weight="normal" officeooo:rsid="0010d8ff" officeooo:paragraph-rsid="0010d8ff" style:font-size-asian="10.5pt" style:font-style-asian="normal" style:font-weight-asian="normal" style:font-size-complex="12pt" style:font-style-complex="normal" style:font-weight-complex="normal"/>
    </style:style>
    <style:style style:name="P22" style:family="paragraph" style:parent-style-name="Standard">
      <style:paragraph-properties fo:background-color="transparent">
        <style:background-image/>
      </style:paragraph-properties>
      <style:text-properties fo:font-size="12pt" fo:font-style="normal" style:text-underline-style="none" fo:font-weight="normal" officeooo:rsid="001125b4" officeooo:paragraph-rsid="001125b4"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transparent">
        <style:background-image/>
      </style:paragraph-properties>
      <style:text-properties fo:font-size="12pt" fo:font-style="normal" style:text-underline-style="none" fo:font-weight="bold" officeooo:rsid="00109f71" officeooo:paragraph-rsid="00109f71" style:font-size-asian="10.5pt" style:font-style-asian="normal" style:font-weight-asian="bold" style:font-size-complex="12pt" style:font-style-complex="normal" style:font-weight-complex="bold"/>
    </style:style>
    <style:style style:name="P24" style:family="paragraph" style:parent-style-name="Standard">
      <style:paragraph-properties fo:background-color="transparent">
        <style:background-image/>
      </style:paragraph-properties>
      <style:text-properties fo:font-size="15pt" style:text-underline-style="solid" style:text-underline-width="auto" style:text-underline-color="font-color" officeooo:rsid="00109f71" officeooo:paragraph-rsid="00109f71" style:font-size-asian="13.1000003814697pt" style:font-size-complex="15pt"/>
    </style:style>
    <style:style style:name="P25" style:family="paragraph" style:parent-style-name="Standard">
      <style:paragraph-properties fo:background-color="transparent">
        <style:background-image/>
      </style:paragraph-properties>
      <style:text-properties fo:font-size="15pt" fo:font-style="normal" style:text-underline-style="none" fo:font-weight="normal" officeooo:rsid="0010d8ff" officeooo:paragraph-rsid="0010d8ff" style:font-size-asian="13.1000003814697pt" style:font-style-asian="normal" style:font-weight-asian="normal" style:font-size-complex="15pt" style:font-style-complex="normal" style:font-weight-complex="normal"/>
    </style:style>
    <style:style style:name="P26" style:family="paragraph" style:parent-style-name="Standard">
      <style:paragraph-properties fo:background-color="transparent">
        <style:background-image/>
      </style:paragraph-properties>
      <style:text-properties fo:font-size="15pt" fo:font-style="normal" style:text-underline-style="solid" style:text-underline-width="auto" style:text-underline-color="font-color" fo:font-weight="normal" officeooo:rsid="0010d8ff" officeooo:paragraph-rsid="0010d8ff" style:font-size-asian="13.1000003814697pt" style:font-style-asian="normal" style:font-weight-asian="normal" style:font-size-complex="15pt" style:font-style-complex="normal" style:font-weight-complex="normal"/>
    </style:style>
    <style:style style:name="P27" style:family="paragraph" style:parent-style-name="Standard">
      <style:paragraph-properties fo:background-color="#b2b2b2">
        <style:background-image/>
      </style:paragraph-properties>
      <style:text-properties fo:font-size="12pt" fo:font-style="italic" style:text-underline-style="none" fo:font-weight="normal" officeooo:rsid="00109f71" officeooo:paragraph-rsid="00109f71" style:font-size-asian="10.5pt" style:font-style-asian="italic" style:font-weight-asian="normal" style:font-size-complex="12pt" style:font-style-complex="italic" style:font-weight-complex="normal"/>
    </style:style>
    <style:style style:name="P28" style:family="paragraph" style:parent-style-name="Standard">
      <style:paragraph-properties fo:background-color="#b2b2b2">
        <style:background-image/>
      </style:paragraph-properties>
      <style:text-properties fo:font-size="12pt" fo:font-style="italic" style:text-underline-style="none" fo:font-weight="normal" officeooo:rsid="0010d8ff" officeooo:paragraph-rsid="0010d8ff" style:font-size-asian="10.5pt" style:font-style-asian="italic" style:font-weight-asian="normal" style:font-size-complex="12pt" style:font-style-complex="italic" style:font-weight-complex="normal"/>
    </style:style>
    <style:style style:name="P29" style:family="paragraph" style:parent-style-name="Standard">
      <style:paragraph-properties fo:background-color="#b2b2b2">
        <style:background-image/>
      </style:paragraph-properties>
      <style:text-properties fo:font-size="12pt" fo:font-style="normal" style:text-underline-style="none" fo:font-weight="normal" officeooo:rsid="0010d8ff" officeooo:paragraph-rsid="0010d8ff" style:font-size-asian="10.5pt" style:font-style-asian="normal" style:font-weight-asian="normal" style:font-size-complex="12pt" style:font-style-complex="normal" style:font-weight-complex="normal"/>
    </style:style>
    <style:style style:name="P30" style:family="paragraph" style:parent-style-name="Standard">
      <style:paragraph-properties fo:background-color="#b2b2b2">
        <style:background-image/>
      </style:paragraph-properties>
      <style:text-properties fo:font-size="12pt" fo:font-style="normal" style:text-underline-style="none" fo:font-weight="normal" officeooo:rsid="001125b4" officeooo:paragraph-rsid="001125b4" style:font-size-asian="10.5pt" style:font-style-asian="normal" style:font-weight-asian="normal" style:font-size-complex="12pt" style:font-style-complex="normal" style:font-weight-complex="normal"/>
    </style:style>
    <style:style style:name="P31" style:family="paragraph" style:parent-style-name="Header">
      <style:text-properties officeooo:rsid="001125b4" officeooo:paragraph-rsid="001125b4"/>
    </style:style>
    <style:style style:name="T1" style:family="text">
      <style:text-properties fo:font-weight="bold" style:font-weight-asian="bold" style:font-weight-complex="bold"/>
    </style:style>
    <style:style style:name="T2" style:family="text">
      <style:text-properties officeooo:rsid="000ca65f"/>
    </style:style>
    <style:style style:name="T3" style:family="text">
      <style:text-properties officeooo:rsid="001125b4"/>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DS API 1.0 Documentation</text:p>
      <text:p text:style-name="P1"/>
      <text:p text:style-name="P3">Getting Started</text:p>
      <text:p text:style-name="P7"/>
      <text:p text:style-name="P8">With the DS API 1.0, you can search for any listed restaurant by a meal type and location, through the geocoding of addresses which is a service offered by Google. It then stores the results to a database of your choice.</text:p>
      <text:p text:style-name="P8"/>
      <text:p text:style-name="P8"><text:span text:style-name="T1">Geocoding</text:span> is the process of converting addresses (like a street address) into geographic coordinates (like latitude and longitude), which you can use to place markers on a map, or position the map.</text:p>
      <text:p text:style-name="P8"/>
      <text:p text:style-name="P5">Before you start</text:p>
      <text:p text:style-name="P6"/>
      <text:p text:style-name="P8">The DS APO is designed for the experience of creating and integrating two RESTful APIs, that being Google Maps Geocode APO and Foursquare's API, in order to deliver this restaurant finding service to anyone willing to use it. <text:span text:style-name="T2">Built in python and running on Flask, there are a few parameters that you will need to modify to get the exact results you want.</text:span></text:p>
      <text:p text:style-name="P8"/>
      <text:p text:style-name="P8">The REST architectural style is an integral part of API 1.0. To learn more about REST, check out this introduction to REST guide.</text:p>
      <text:p text:style-name="P6"/>
      <text:p text:style-name="P5">HTTP Methods</text:p>
      <text:p text:style-name="P5"/>
      <text:p text:style-name="P8">The DS API supports 4 HTTP methods:</text:p>
      <text:list xml:id="list4189700547963446741" text:style-name="L1">
        <text:list-item>
          <text:p text:style-name="P9">GET</text:p>
          <text:list>
            <text:list-item>
              <text:p text:style-name="P10">Make a GET request to retrieve data. GET requests will never cause an update or change to your data because they’re safe and idempotent.</text:p>
            </text:list-item>
          </text:list>
        </text:list-item>
        <text:list-item>
          <text:p text:style-name="P9">POST</text:p>
          <text:list>
            <text:list-item>
              <text:p text:style-name="P10">Use a POST request to create new resources. For example, in a POST request the results from the query made will be stored in the database you selected.</text:p>
            </text:list-item>
          </text:list>
        </text:list-item>
        <text:list-item>
          <text:p text:style-name="P9">PUT</text:p>
          <text:list>
            <text:list-item>
              <text:p text:style-name="P10">Use a PUT request to create or update a resource.</text:p>
            </text:list-item>
          </text:list>
        </text:list-item>
        <text:list-item>
          <text:p text:style-name="P9">DELETE</text:p>
          <text:list>
            <text:list-item>
              <text:p text:style-name="P10">Make a DELETE request to remove a resource.</text:p>
            </text:list-item>
          </text:list>
        </text:list-item>
      </text:list>
      <text:p text:style-name="P11"/>
      <text:p text:style-name="P4">JSON</text:p>
      <text:p text:style-name="P4"/>
      <text:p text:style-name="P11">The DS API only supports JSON. So instead of XML, use a valid JSON object for the body.</text:p>
      <text:p text:style-name="P11"/>
      <text:p text:style-name="P12"><text:tab/>{</text:p>
      <text:p text:style-name="P12"><text:tab/><text:tab/>"location":"chaguanas",</text:p>
      <text:p text:style-name="P12"><text:tab/><text:tab/>"mealType":"pizza"</text:p>
      <text:p text:style-name="P12"><text:tab/>}</text:p>
      <text:p text:style-name="P13"><text:soft-page-break/></text:p>
      <text:p text:style-name="P24"/>
      <text:p text:style-name="P24">RESTful APIs</text:p>
      <text:p text:style-name="P24"/>
      <text:p text:style-name="P14">As previously mentioned, two RESTful APIs were used in this API.</text:p>
      <text:p text:style-name="P14"/>
      <text:p text:style-name="P15">Google Maps Geocoding API</text:p>
      <text:p text:style-name="P16"/>
      <text:p text:style-name="P16">The Google Maps Geocoding API is a service that provides geocoding and reverse geocoding of addresses. Here is a sample of how the API looks.</text:p>
      <text:p text:style-name="P16"/>
      <text:p text:style-name="P27"><text:tab/><text:a xlink:type="simple" xlink:href="https://maps.googleapis.com/maps/api/geocode/json?address">https://maps.googleapis.com/maps/api/geocode/json?address</text:a>=&lt;address&gt;&amp;key=&lt;api_key&gt;</text:p>
      <text:p text:style-name="P17"/>
      <text:p text:style-name="P19">This URL takes the address that is to be queried as well as an API key from your developer account.</text:p>
      <text:p text:style-name="P19"/>
      <text:p text:style-name="P23">Foursquare API</text:p>
      <text:p text:style-name="P19"/>
      <text:p text:style-name="P19">The Foursquare API provides methods for accessing a resource such as a venue, tip, or user. Here is a sample of how the API looks.</text:p>
      <text:p text:style-name="P19"/>
      <text:p text:style-name="P27"><text:tab/><text:a xlink:type="simple" xlink:href="https://api.foursquare.com/v2/venues/search?client_id">https://api.foursquare.com/v2/venues/search?client_id</text:a>=&lt;id&gt;&amp;client_secret=&lt;secret_key&gt;</text:p>
      <text:p text:style-name="P27"><text:tab/>&amp;v=20130815&amp;ll=&lt;longitude&gt;,&lt;latitude&gt;&amp;query=&lt;search_query&gt;</text:p>
      <text:p text:style-name="P18"/>
      <text:p text:style-name="P20">This URL takes the client id and the secret key provided by Foursquare after you have created an account and built an app. It also takes the longitude and latitude coordinates from the Google Maps Geocoding API as well as the search query which in this case would be the meal type or any specific string.</text:p>
      <text:p text:style-name="P17"/>
      <text:p text:style-name="P26">Endpoint Usage</text:p>
      <text:p text:style-name="P25"/>
      <text:p text:style-name="P20">This API is dependent on 3 files:</text:p>
      <text:list xml:id="list4309647041775320340" text:style-name="L2">
        <text:list-item>
          <text:p text:style-name="P21">__init__.py</text:p>
          <text:list>
            <text:list-item>
              <text:p text:style-name="P21">Runs the API, thereby readying it to receive requests as well as initializes the db.</text:p>
            </text:list-item>
          </text:list>
        </text:list-item>
        <text:list-item>
          <text:p text:style-name="P21">findARestaurant.py</text:p>
          <text:list>
            <text:list-item>
              <text:p text:style-name="P21">Houses the functions which returns the desired results that were queried.</text:p>
            </text:list-item>
          </text:list>
        </text:list-item>
        <text:list-item>
          <text:p text:style-name="P21">models.py</text:p>
          <text:list>
            <text:list-item>
              <text:p text:style-name="P21">Houses the structure of the db.</text:p>
            </text:list-item>
          </text:list>
        </text:list-item>
      </text:list>
      <text:p text:style-name="P20"/>
      <text:p text:style-name="P20">First, you would initialize the db by running in terminal:</text:p>
      <text:p text:style-name="P20"/>
      <text:p text:style-name="P28"><text:tab/>python __init__.py</text:p>
      <text:p text:style-name="P20"/>
      <text:p text:style-name="P20">This creates the connection to the db as well as awaits all incoming HTTP queries to the valid route. In the browser or web client, you would navigate to:</text:p>
      <text:p text:style-name="P20"/>
      <text:p text:style-name="P29"><text:soft-page-break/><text:tab/><text:a xlink:type="simple" xlink:href="http://localhost:5000/app/v1/restaurants"><text:span text:style-name="T4">http://localhost:5000/app/v1/restaurants</text:span></text:a></text:p>
      <text:p text:style-name="P20"/>
      <text:p text:style-name="P20">Depending on where your web server is located, the syntax would be &lt;host:port&gt;. <text:s/><text:span text:style-name="T3">If the method used is POST, you will received the returned result of the query with the result being stored in the initialized db. If the method is GET, all rows in the db will be presented as valid JSON objects.</text:span></text:p>
      <text:p text:style-name="P20"/>
      <text:p text:style-name="P22">You can also search/update/delete by the ID of an object in the db by:</text:p>
      <text:p text:style-name="P22"/>
      <text:p text:style-name="P30"><text:tab/><text:a xlink:type="simple" xlink:href="http://localhost:5000/app/v1/restaurants/"><text:span text:style-name="T4">http://localhost:5000/app/v1/restaurants/</text:span></text:a><text:span text:style-name="T4">&lt;id&gt;</text:span></text:p>
      <text:p text:style-name="P22"/>
      <text:p text:style-name="P22">If the method used was GET, you will receive a single JSON object of the entered ID. If the method is PUT, you will be able to update the information of that JSON object via name, address and image. The use of valid JSON in the body is necessary. If the method is DELETE, that queried object will be removed from the db.</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25b4" officeooo:paragraph-rsid="001125b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erry Smith<text:tab/>Advanced Internet Technology<text:tab/>734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6:55:31.765089064</meta:creation-date>
    <dc:date>2017-03-12T18:28:21.597203241</dc:date>
    <meta:editing-duration>PT11M33S</meta:editing-duration>
    <meta:editing-cycles>1</meta:editing-cycles>
    <meta:document-statistic meta:table-count="0" meta:image-count="0" meta:object-count="0" meta:page-count="3" meta:paragraph-count="51" meta:word-count="661" meta:character-count="3891" meta:non-whitespace-character-count="3282"/>
    <meta:generator>LibreOffice/4.2.8.2$Linux_X86_64 LibreOffice_project/420m0$Build-2</meta:generator>
  </office:meta>
</office:document-meta>
</file>